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mbol"/>
    </style:style>
    <style:style style:name="ce2" style:family="table-cell" style:parent-style-name="Default" style:data-style-name="N115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miring1" table:style-name="ta1">
        <table:shapes>
          <draw:frame draw:z-index="0" draw:style-name="gr1" draw:text-style-name="P1" svg:width="115.39mm" svg:height="90.05mm" svg:x="330.01mm" svg:y="13.01mm">
            <draw:object draw:notify-on-update-of-ranges="semiring1.C1:semiring1.C24 semiring1.D1:semiring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cFog(appOp,smartbuilding,[d(iot_controller,cloud1,cloudOp1), d(data_storage,cloud1,cloudOp1), d(dashboard,cloud1,cloudOp1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ecFog(appOp,smartbuilding,[d(iot_controller,cloud1,cloudOp1), d(data_storage,cloud1,cloudOp1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1,cloudOp1), d(data_storage,cloud1,cloudOp1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1,cloudOp1), d(data_storage,edge3,edgeOp), d(dashboard,cloud1,cloudOp1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1,cloudOp1), d(data_storage,edge3,edgeOp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cloud1,cloudOp1), d(data_storage,edge3,edgeOp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ecFog(appOp,smartbuilding,[d(iot_controller,cloud2,cloudOp2), d(data_storage,cloud1,cloudOp1), d(dashboard,cloud1,cloudOp1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ecFog(appOp,smartbuilding,[d(iot_controller,cloud2,cloudOp2), d(data_storage,cloud1,cloudOp1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2,cloudOp2), d(data_storage,cloud1,cloudOp1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2,cloudOp2), d(data_storage,edge3,edgeOp), d(dashboard,cloud1,cloudOp1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cloud2,cloudOp2), d(data_storage,edge3,edgeOp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cloud2,cloudOp2), d(data_storage,edge3,edgeOp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edge2,edgeOp), d(data_storage,cloud1,cloudOp1), d(dashboard,cloud1,cloudOp1)])</text:p>
          </table:table-cell>
          <table:table-cell table:style-name="ce1" office:value-type="string" calcext:value-type="string">
            <text:p>D13</text:p>
          </table:table-cell>
          <table:table-cell table:style-name="ce2" office:value-type="float" office:value="0.28905089006833" calcext:value-type="float">
            <text:p>0.289</text:p>
          </table:table-cell>
          <table:table-cell table:style-name="ce2" office:value-type="float" office:value="0.41472" calcext:value-type="float">
            <text:p>0.415</text:p>
          </table:table-cell>
          <table:table-cell table:style-name="ce2" office:value-type="float" office:value="0.28905089006833" calcext:value-type="float">
            <text:p>0.289</text:p>
          </table:table-cell>
          <table:table-cell table:style-name="ce2"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<text:s text:c="3"/>secFog(appOp,smartbuilding,[d(iot_controller,edge2,edgeOp), d(data_storage,cloud1,cloudOp1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2,edgeOp), d(data_storage,cloud1,cloudOp1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2,edgeOp), d(data_storage,edge3,edgeOp), d(dashboard,cloud1,cloudOp1)])</text:p>
          </table:table-cell>
          <table:table-cell table:style-name="ce1" office:value-type="string" calcext:value-type="string">
            <text:p>D16</text:p>
          </table:table-cell>
          <table:table-cell table:style-name="ce2" office:value-type="float" office:value="0.388998591049797" calcext:value-type="float">
            <text:p>0.389</text:p>
          </table:table-cell>
          <table:table-cell table:style-name="ce2" office:value-type="float" office:value="0.4608" calcext:value-type="float">
            <text:p>0.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2,edgeOp), d(data_storage,edge3,edgeOp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9"/>secFog(appOp,smartbuilding,[d(iot_controller,edge2,edgeOp), d(data_storage,edge3,edgeOp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edge3,edgeOp), d(data_storage,cloud1,cloudOp1), d(dashboard,cloud1,cloudOp1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3"/>secFog(appOp,smartbuilding,[d(iot_controller,edge3,edgeOp), d(data_storage,cloud1,cloudOp1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3,edgeOp), d(data_storage,cloud1,cloudOp1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3,edgeOp), d(data_storage,edge3,edgeOp), d(dashboard,cloud1,cloudOp1)])</text:p>
          </table:table-cell>
          <table:table-cell table:style-name="ce1" office:value-type="string" calcext:value-type="string">
            <text:p>D22</text:p>
          </table:table-cell>
          <table:table-cell table:style-name="ce2" office:value-type="float" office:value="0.465981412218552" calcext:value-type="float">
            <text:p>0.466</text:p>
          </table:table-cell>
          <table:table-cell table:style-name="ce2" office:value-type="float" office:value="0.4608" calcext:value-type="float">
            <text:p>0.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ecFog(appOp,smartbuilding,[d(iot_controller,edge3,edgeOp), d(data_storage,edge3,edgeOp), d(dashboard,cloud2,cloudOp2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9"/>secFog(appOp,smartbuilding,[d(iot_controller,edge3,edgeOp), d(data_storage,edge3,edgeOp), d(dashboard,edge3,edgeOp)])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2" table:style-name="ta1">
        <table:table-column table:style-name="co2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D1</text:p>
          </table:table-cell>
          <table:table-cell office:value-type="float" office:value="0.249722133865164" calcext:value-type="float">
            <text:p>0.250</text:p>
          </table:table-cell>
          <table:table-cell office:value-type="float" office:value="0.373248" calcext:value-type="float">
            <text:p>0.37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319916902420778" calcext:value-type="float">
            <text:p>0.320</text:p>
          </table:table-cell>
          <table:table-cell office:value-type="float" office:value="0.373248" calcext:value-type="float">
            <text:p>0.37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42825803181042" calcext:value-type="float">
            <text:p>0.343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33607078049313" calcext:value-type="float">
            <text:p>0.336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0.430537419432542" calcext:value-type="float">
            <text:p>0.431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0.461367734869854" calcext:value-type="float">
            <text:p>0.461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0.320205115846383" calcext:value-type="float">
            <text:p>0.320</text:p>
          </table:table-cell>
          <table:table-cell office:value-type="float" office:value="0.373248" calcext:value-type="float">
            <text:p>0.373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0.410212051352134" calcext:value-type="float">
            <text:p>0.410</text:p>
          </table:table-cell>
          <table:table-cell office:value-type="float" office:value="0.373248" calcext:value-type="float">
            <text:p>0.37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0.43958688933031" calcext:value-type="float">
            <text:p>0.440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0.43092529098158" calcext:value-type="float">
            <text:p>0.431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0.552054726314474" calcext:value-type="float">
            <text:p>0.552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0.59158676367691" calcext:value-type="float">
            <text:p>0.592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float" office:value="0.28905089006833" calcext:value-type="float">
            <text:p>0.289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float" office:value="0.370300637598103" calcext:value-type="float">
            <text:p>0.370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float" office:value="0.396817462729898" calcext:value-type="float">
            <text:p>0.397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0.388998591049797" calcext:value-type="float">
            <text:p>0.389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float" office:value="0.498342787515553" calcext:value-type="float">
            <text:p>0.498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float" office:value="0.534028571471949" calcext:value-type="float">
            <text:p>0.534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float" office:value="0.346254061212853" calcext:value-type="float">
            <text:p>0.346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0.443583133778767" calcext:value-type="float">
            <text:p>0.444</text:p>
          </table:table-cell>
          <table:table-cell office:value-type="float" office:value="0.41472" calcext:value-type="float">
            <text:p>0.415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float" office:value="0.475347638604144" calcext:value-type="float">
            <text:p>0.475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0.465981412218552" calcext:value-type="float">
            <text:p>0.466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float" office:value="0.596964825164881" calcext:value-type="float">
            <text:p>0.597</text:p>
          </table:table-cell>
          <table:table-cell office:value-type="float" office:value="0.4608" calcext:value-type="float">
            <text:p>0.461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float" office:value="0.639712825766248" calcext:value-type="float">
            <text:p>0.640</text:p>
          </table:table-cell>
          <table:table-cell office:value-type="float" office:value="0.512" calcext:value-type="float">
            <text:p>0.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13">
      <number:number number:decimal-places="2" loext:min-decimal-places="2" number:min-integer-digits="0"/>
    </number:number-style>
    <number:number-style style:name="N114">
      <number:number number:decimal-places="10" loext:min-decimal-places="10" number:min-integer-digits="0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22:28:08.842094926</dc:date>
    <meta:editing-duration>PT45M13S</meta:editing-duration>
    <meta:editing-cycles>1</meta:editing-cycles>
    <meta:document-statistic meta:table-count="2" meta:cell-count="10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4">
      <number:number number:decimal-places="10" loext:min-decimal-places="10" number:min-integer-digits="0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5">
      <style:chart-properties chart:display-label="true" chart:logarithmic="false" chart:minimum="0.2" chart:maximum="0.68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false" chart:minimum="0.3" chart:maximum="0.5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11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4cm" svg:height="9.006cm" xlink:href=".." xlink:type="simple" chart:class="chart:scatter" chart:style-name="ch1">
        <chart:plot-area chart:style-name="ch2" table:cell-range-address="semiring1.C1:semiring1.D24" svg:x="1.241cm" svg:y="0.18cm" svg:width="10.069cm" svg:height="7.665cm">
          <chartooo:coordinate-region svg:x="2.34cm" svg:y="0.18cm" svg:width="8.97cm" svg:height="7.018cm"/>
          <chart:axis chart:dimension="x" chart:name="primary-x" chart:style-name="ch3">
            <chart:title svg:x="5.913cm" svg:y="8.025cm" chart:style-name="ch4">
              <text:p>trust</text:p>
            </chart:title>
            <chart:grid chart:style-name="ch5" chart:class="major"/>
          </chart:axis>
          <chart:axis chart:dimension="y" chart:name="primary-y" chart:style-name="ch6">
            <chart:title svg:x="0.451cm" svg:y="4.863cm" chart:style-name="ch7">
              <text:p>confidence</text:p>
            </chart:title>
            <chart:grid chart:style-name="ch5" chart:class="major"/>
            <chart:grid chart:style-name="ch8" chart:class="minor"/>
          </chart:axis>
          <chart:series chart:style-name="ch9" chart:values-cell-range-address="semiring1.D1:semiring1.D24" chart:class="chart:scatter">
            <chart:domain table:cell-range-address="semiring1.C1:semiring1.C2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emiring1.C1:semiring1.C24</svg:desc>
                </draw:g>
              </table:table-cell>
              <table:table-cell office:value-type="float" office:value="NaN">
                <text:p>NaN</text:p>
                <draw:g>
                  <svg:desc>semiring1.D1:semiring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905089006833">
                <text:p>0.28905089006833</text:p>
              </table:table-cell>
              <table:table-cell office:value-type="float" office:value="0.41472">
                <text:p>0.41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8998591049797">
                <text:p>0.388998591049797</text:p>
              </table:table-cell>
              <table:table-cell office:value-type="float" office:value="0.4608">
                <text:p>0.4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5981412218552">
                <text:p>0.465981412218552</text:p>
              </table:table-cell>
              <table:table-cell office:value-type="float" office:value="0.4608">
                <text:p>0.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